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erRunner.readFully( HttpURLConnection theConn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ainerRunner.setLogger( Logger the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Runner.setTimeout( long the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Runner.retrieveServerName( URL the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tainerRunner.setShutDownWait( long theShutDownWa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Runner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Runner.isAvailable( int the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ainerRunner.sleep( long the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ainerRunner.setURL( URL theTest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ainerRunner.testConnectivity( URL the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tainerRunner.startUpContain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ontainerRunner.setCheckInterval( long theCheck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Runn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Runner.shutDownContain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ntainerRunner.ContainerRunner( ContainerWrapper theContainer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